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6cm" svg:height="8.527cm" svg:x="0.04cm" svg:y="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5:50:08.141010351</dc:date>
    <meta:editing-duration>PT2M59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61cm" svg:height="8.528cm" xlink:href="." xlink:type="simple" chart:class="chart:scatter" chart:style-name="ch1">
        <chart:plot-area chart:style-name="ch2" chart:data-source-has-labels="both" svg:x="0.303cm" svg:y="0.17cm" svg:width="14.555cm" svg:height="8.188cm">
          <chart:coordinate-region svg:x="0.845cm" svg:y="0.369cm" svg:width="13.919cm" svg:height="7.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0941083133185144">
                <text:p>-0.0941083133185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314107590781282">
                <text:p>-0.0314107590781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31410759078128">
                <text:p>0.031410759078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941083133185141">
                <text:p>0.0941083133185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0941083133185149">
                <text:p>0.0941083133185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314107590781284">
                <text:p>0.0314107590781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0314107590781279">
                <text:p>-0.0314107590781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0941083133185144">
                <text:p>-0.0941083133185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975916761938748">
                <text:p>-0.975916761938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60293685676944">
                <text:p>-0.960293685676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661311865323653">
                <text:p>-0.6613118653236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156434465040232">
                <text:p>-0.1564344650402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0941083133185124">
                <text:p>-0.0941083133185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314107590781267">
                <text:p>-0.0314107590781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31410759078126">
                <text:p>0.031410759078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0941083133185117">
                <text:p>0.0941083133185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53990499739546">
                <text:p>0.453990499739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50904141575037">
                <text:p>0.50904141575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62083377852129">
                <text:p>0.562083377852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612907053652978">
                <text:p>0.612907053652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707106781186548">
                <text:p>0.70710678118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